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012cf2" officeooo:paragraph-rsid="00012cf2"/>
    </style:style>
    <style:style style:name="P2" style:family="paragraph" style:parent-style-name="Standard">
      <style:text-properties fo:language="fr" fo:country="FR" fo:font-weight="bold" officeooo:rsid="00012cf2" officeooo:paragraph-rsid="00012cf2" style:font-weight-asian="bold" style:font-weight-complex="bold"/>
    </style:style>
    <style:style style:name="P3" style:family="paragraph" style:parent-style-name="Standard">
      <style:paragraph-properties fo:text-align="center" style:justify-single-word="false"/>
      <style:text-properties fo:language="fr" fo:country="FR" fo:font-weight="bold" officeooo:rsid="00012cf2" officeooo:paragraph-rsid="00012cf2" style:font-weight-asian="bold" style:font-weight-complex="bold"/>
    </style:style>
    <style:style style:name="P4" style:family="paragraph" style:parent-style-name="Standard">
      <style:text-properties fo:language="fr" fo:country="FR" officeooo:rsid="00012cf2" officeooo:paragraph-rsid="00012cf2"/>
    </style:style>
    <style:style style:name="P5" style:family="paragraph" style:parent-style-name="Standard">
      <style:text-properties fo:language="fr" fo:country="FR" officeooo:rsid="00043f27" officeooo:paragraph-rsid="00047235"/>
    </style:style>
    <style:style style:name="P6" style:family="paragraph" style:parent-style-name="Standard">
      <style:text-properties officeooo:paragraph-rsid="0005b9fb"/>
    </style:style>
    <style:style style:name="T1" style:family="text">
      <style:text-properties officeooo:rsid="00047235"/>
    </style:style>
    <style:style style:name="T2" style:family="text">
      <style:text-properties officeooo:rsid="0005b9fb"/>
    </style:style>
    <style:style style:name="T3" style:family="text">
      <style:text-properties fo:color="#61afef" style:font-name="Consolas" fo:font-size="8.39999961853027pt" fo:font-weight="normal" fo:background-color="#282c34" loext:char-shading-value="0"/>
    </style:style>
    <style:style style:name="T4" style:family="text">
      <style:text-properties fo:language="fr" fo:country="FR" officeooo:rsid="0005b9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1AETU</text:p>
      <text:p text:style-name="P1"/>
      <text:p text:style-name="P3">Sujet : Script analyseur et framework pour paquet wireshark</text:p>
      <text:p text:style-name="P1"/>
      <text:p text:style-name="P1"/>
      <text:p text:style-name="P1"><text:tab/>Je commence par installé mon environnement de travail, pour le coté recherche d’idée je réalisé un fichier nommé idees.md en MarkDown. Pour le développement je met en place à serveur git en local pour travailler à la fois sur mon pc portable et sur mon pc fixe (plus puissante, là ou j’ai mes machines virtuelles). Je précise que je travaillerai sur Visual Studio Code et WSL pour les petits tests.<text:line-break/></text:p>
      <text:p text:style-name="P5">Pour ce script je choisi comme licence, la licence MIT. (cf LICENSE).<text:line-break/></text:p>
      <text:p text:style-name="P5"><text:span text:style-name="T1">Je réalise une fonction checkDir() permettant de verifier sur les répertoires indispensable au bon fonctionnement du script sont bien présent</text:span><text:line-break/></text:p>
      <text:p text:style-name="P6"><text:span text:style-name="T4">J’implémente également un systeme de coffre-fort de logs chiffrer avec un mot de passe générer par le script et le consentement de l’utilisateur (cf. fonction </text:span>generatePassword<text:span text:style-name="T2">() et addLog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05-30T11:18:50.039000000</dc:date>
    <meta:editing-duration>PT11H28M56S</meta:editing-duration>
    <meta:editing-cycles>3</meta:editing-cycles>
    <meta:document-statistic meta:table-count="0" meta:image-count="0" meta:object-count="0" meta:page-count="1" meta:paragraph-count="6" meta:word-count="140" meta:character-count="866" meta:non-whitespace-character-count="728"/>
  </office:meta>
</office:document-meta>
</file>